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rsid="0016527c" officeooo:paragraph-rsid="0016527c"/>
    </style:style>
    <style:style style:name="P5" style:family="paragraph" style:parent-style-name="Standard">
      <style:paragraph-properties fo:text-align="center" style:justify-single-word="false"/>
      <style:text-properties officeooo:rsid="0016527c" officeooo:paragraph-rsid="0016527c"/>
    </style:style>
    <style:style style:name="P6" style:family="paragraph" style:parent-style-name="Standard" style:list-style-name="L1">
      <style:text-properties officeooo:rsid="0016527c" officeooo:paragraph-rsid="0016527c"/>
    </style:style>
    <style:style style:name="P7" style:family="paragraph" style:parent-style-name="Standard" style:list-style-name="L5">
      <style:text-properties officeooo:rsid="0016527c" officeooo:paragraph-rsid="0016527c"/>
    </style:style>
    <style:style style:name="P8" style:family="paragraph" style:parent-style-name="Standard">
      <style:text-properties fo:font-weight="bold" officeooo:rsid="0016527c" officeooo:paragraph-rsid="0016527c" style:font-weight-asian="bold" style:font-weight-complex="bold"/>
    </style:style>
    <style:style style:name="P9" style:family="paragraph" style:parent-style-name="Standard" style:list-style-name="L2">
      <style:text-properties fo:font-weight="bold" officeooo:rsid="0016527c" officeooo:paragraph-rsid="0016527c" style:font-weight-asian="bold" style:font-weight-complex="bold"/>
    </style:style>
    <style:style style:name="P10" style:family="paragraph" style:parent-style-name="Standard" style:list-style-name="L3">
      <style:text-properties fo:font-weight="bold" officeooo:rsid="0016527c" officeooo:paragraph-rsid="0016527c" style:font-weight-asian="bold" style:font-weight-complex="bold"/>
    </style:style>
    <style:style style:name="P11" style:family="paragraph" style:parent-style-name="Standard" style:list-style-name="L4">
      <style:text-properties fo:font-weight="bold" officeooo:rsid="0016527c" officeooo:paragraph-rsid="0016527c" style:font-weight-asian="bold" style:font-weight-complex="bold"/>
    </style:style>
    <style:style style:name="P12" style:family="paragraph" style:parent-style-name="Standard">
      <style:text-properties fo:font-weight="bold" officeooo:rsid="0016c8ae" officeooo:paragraph-rsid="0016c8ae" style:font-weight-asian="bold" style:font-weight-complex="bold"/>
    </style:style>
    <style:style style:name="P13" style:family="paragraph" style:parent-style-name="Standard" style:list-style-name="L1">
      <style:text-properties officeooo:rsid="0016c8ae" officeooo:paragraph-rsid="0016c8a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6c8ae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Sect1" style:family="section">
      <style:section-properties fo:background-color="#f6f9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otes sur le développement d'application &amp; tableaux de bord avec Dash Python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1"><text:a xlink:type="simple" xlink:href="#__RefHeading___Toc105_3885739448" text:style-name="Index_20_Link" text:visited-style-name="Index_20_Link">Les callbacks<text:tab/>1</text:a></text:p>
          <text:p text:style-name="P1"><text:a xlink:type="simple" xlink:href="#__RefHeading___Toc107_3885739448" text:style-name="Index_20_Link" text:visited-style-name="Index_20_Link">Gestion des variables globales :<text:tab/>1</text:a></text:p>
          <text:p text:style-name="P1"><text:a xlink:type="simple" xlink:href="#__RefHeading___Toc109_3885739448" text:style-name="Index_20_Link" text:visited-style-name="Index_20_Link">Les classes du module Dash<text:tab/>2</text:a></text:p>
          <text:p text:style-name="P2"><text:a xlink:type="simple" xlink:href="#__RefHeading___Toc111_3885739448" text:style-name="Index_20_Link" text:visited-style-name="Index_20_Link">dcc<text:tab/>2</text:a></text:p>
          <text:p text:style-name="P3"><text:a xlink:type="simple" xlink:href="#__RefHeading___Toc113_3885739448" text:style-name="Index_20_Link" text:visited-style-name="Index_20_Link">dcc.Store:<text:tab/>2</text:a></text:p>
          <text:p text:style-name="P2"><text:a xlink:type="simple" xlink:href="#__RefHeading___Toc115_3885739448" text:style-name="Index_20_Link" text:visited-style-name="Index_20_Link">dash<text:tab/>2</text:a></text:p>
          <text:p text:style-name="P3"><text:a xlink:type="simple" xlink:href="#__RefHeading___Toc117_3885739448" text:style-name="Index_20_Link" text:visited-style-name="Index_20_Link">dash.html<text:tab/>2</text:a></text:p>
          <text:p text:style-name="P3"><text:a xlink:type="simple" xlink:href="#__RefHeading___Toc119_3885739448" text:style-name="Index_20_Link" text:visited-style-name="Index_20_Link">dash.dcc<text:tab/>2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105_3885739448"/>Les callbacks<text:bookmark-end text:name="__RefHeading___Toc105_3885739448"/></text:h>
      <text:list xml:id="list3432916466" text:style-name="L1">
        <text:list-item>
          <text:p text:style-name="P6">exécuté en parallèle,</text:p>
        </text:list-item>
        <text:list-item>
          <text:p text:style-name="P6">ne modifie pas les variables en dehors de son scopre,</text:p>
        </text:list-item>
        <text:list-item>
          <text:p text:style-name="P6">possible de partager les données entre les <text:span text:style-name="T1">callbacks</text:span><text:span text:style-name="T3">,</text:span></text:p>
        </text:list-item>
        <text:list-item>
          <text:p text:style-name="P6"><text:span text:style-name="T3">peut distribuer les résultats entre </text:span><text:span text:style-name="T1">callbacks</text:span><text:span text:style-name="T3"> pour réduire le nombre d'opération ou la puissance demandée</text:span><text:span text:style-name="T4">,</text:span></text:p>
        </text:list-item>
        <text:list-item>
          <text:p text:style-name="P13"><text:span text:style-name="T3">permet de faire de la programmation "réactive",</text:span></text:p>
        </text:list-item>
        <text:list-item>
          <text:p text:style-name="P13"><text:span text:style-name="T3">origine python,</text:span></text:p>
        </text:list-item>
        <text:list-item>
          <text:p text:style-name="P13"><text:span text:style-name="T3">fonction appelée par Dash QUAND prop d'un composant change en un autre.</text:span></text:p>
        </text:list-item>
      </text:list>
      <text:p text:style-name="P4"><text:span text:style-name="T3"/></text:p>
      <text:p text:style-name="P4"><text:span text:style-name="T3">Dash est dit stateless.</text:span></text:p>
      <text:p text:style-name="P8"><text:span text:style-name="T3">Stateless</text:span><text:span text:style-name="T5"> : n'enregistre pas de données clients pour sa propre connexion. Ce qui rend une application plus scalable que les </text:span><text:span text:style-name="T2">statefull app</text:span><text:span text:style-name="T5">.</text:span></text:p>
      <text:p text:style-name="P12"><text:span text:style-name="T3">Component</text:span><text:span text:style-name="T5"> : ensemble de mots clés = propriétés Python sont mises à jour par les callbacks.</text:span></text:p>
      <text:p text:style-name="P8"><text:span text:style-name="T5"/></text:p>
      <text:p text:style-name="P8"><text:span text:style-name="T5"/></text:p>
      <text:h text:style-name="Heading_20_1" text:outline-level="1"><text:bookmark-start text:name="__RefHeading___Toc107_3885739448"/>Gestion des variables globales :<text:bookmark-end text:name="__RefHeading___Toc107_3885739448"/></text:h>
      <text:list xml:id="list3991148259" text:style-name="L2">
        <text:list-item>
          <text:p text:style-name="P9"><text:span text:style-name="T5">Dash a pour objectif d'être exécuté sur plusieurs environnements utilisateurs. Dans ce cas, il ne faut pas modifier les variables globales pour éviter les modifications sur l'ensemble des utilisateurs.</text:span></text:p>
        </text:list-item>
        <text:list-item>
          <text:p text:style-name="P9"><text:span text:style-name="T5">Il faut faire une copie dans les fonctions.</text:span></text:p>
        </text:list-item>
      </text:list>
      <text:p text:style-name="P8"><text:span text:style-name="T5"/></text:p>
      <text:h text:style-name="Heading_20_1" text:outline-level="1"><text:bookmark-start text:name="__RefHeading___Toc109_3885739448"/><text:soft-page-break/>Les classes du module Dash<text:bookmark-end text:name="__RefHeading___Toc109_3885739448"/></text:h>
      <text:h text:style-name="Heading_20_2" text:outline-level="2"><text:bookmark-start text:name="__RefHeading___Toc111_3885739448"/>dcc <text:bookmark-end text:name="__RefHeading___Toc111_3885739448"/></text:h>
      <text:h text:style-name="Heading_20_3" text:outline-level="3"><text:bookmark-start text:name="__RefHeading___Toc113_3885739448"/>dcc.Store:<text:bookmark-end text:name="__RefHeading___Toc113_3885739448"/></text:h>
      <text:list xml:id="list2809954288" text:style-name="L3">
        <text:list-item>
          <text:p text:style-name="P10"><text:span text:style-name="T5">possible d'enregistrer des données utilisateurs d'une session avec Flask.</text:span></text:p>
        </text:list-item>
      </text:list>
      <text:p text:style-name="P8"><text:span text:style-name="T5"/></text:p>
      <text:p text:style-name="P8"><text:span text:style-name="T5"/></text:p>
      <text:h text:style-name="Heading_20_2" text:outline-level="2"><text:bookmark-start text:name="__RefHeading___Toc115_3885739448"/>dash<text:bookmark-end text:name="__RefHeading___Toc115_3885739448"/></text:h>
      <text:h text:style-name="Heading_20_3" text:outline-level="3"><text:bookmark-start text:name="__RefHeading___Toc117_3885739448"/>dash.html<text:bookmark-end text:name="__RefHeading___Toc117_3885739448"/></text:h>
      <text:list xml:id="list3730887511" text:style-name="L4">
        <text:list-item>
          <text:p text:style-name="P11"><text:span text:style-name="T5">tags HTML = components,</text:span></text:p>
        </text:list-item>
        <text:list-item>
          <text:p text:style-name="P11"><text:span text:style-name="T5">les mots-clés sont des attributs HTML,</text:span></text:p>
        </text:list-item>
        <text:list-item>
          <text:p text:style-name="P11"><text:span text:style-name="T5">layout, callbacks, interactive graphes store data btw callbacks</text:span></text:p>
        </text:list-item>
      </text:list>
      <text:p text:style-name="P4"/>
      <text:h text:style-name="Heading_20_3" text:outline-level="3"><text:bookmark-start text:name="__RefHeading___Toc119_3885739448"/>dash.dcc<text:bookmark-end text:name="__RefHeading___Toc119_3885739448"/></text:h>
      <text:list xml:id="list1409202121" text:style-name="L5">
        <text:list-item>
          <text:p text:style-name="P7">composants de haut niveau :</text:p>
          <text:list>
            <text:list-item>
              <text:p text:style-name="P7">controls,</text:p>
            </text:list-item>
            <text:list-item>
              <text:p text:style-name="P7">graph -&gt; utiliser plotly.express 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## ----- FIN 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1T20:51:08.083000000</dc:date>
    <meta:editing-duration>PT14M58S</meta:editing-duration>
    <meta:editing-cycles>2</meta:editing-cycles>
    <meta:generator>LibreOffice/7.3.2.2$Windows_x86 LibreOffice_project/49f2b1bff42cfccbd8f788c8dc32c1c309559be0</meta:generator>
    <meta:document-statistic meta:table-count="0" meta:image-count="0" meta:object-count="0" meta:page-count="2" meta:paragraph-count="38" meta:word-count="250" meta:character-count="1482" meta:non-whitespace-character-count="1284"/>
  </office:meta>
</office:document-meta>
</file>